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24-11-0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5384" calcext:value-type="float">
            <text:p>99.4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21-11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20-11-04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9-11-0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8-11-1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7-11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6-11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1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200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8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8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7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7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7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7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7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105</text:p>
          </table:table-cell>
          <table:table-cell office:value-type="string" calcext:value-type="string">
            <text:p>196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